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17cm" style:rel-column-width="65535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81aca6" fo:padding="0.097cm" fo:border="0.5pt solid #000000">
        <style:background-image/>
      </style:table-cell-properties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17cm" style:rel-column-width="6553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81aca6" fo:padding="0.097cm" fo:border="0.5pt solid #000000">
        <style:background-image/>
      </style:table-cell-properties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c61778" officeooo:paragraph-rsid="00c61778" fo:background-color="transparent" style:font-name-asian="Noto Serif CJK SC" style:font-size-asian="12pt" style:font-weight-asian="normal" style:font-name-complex="Lohit Devanagari1" style:font-size-complex="12pt" style:font-weight-complex="normal"/>
    </style:style>
    <style:style style:name="P2" style:family="paragraph" style:parent-style-name="Standard">
      <style:paragraph-properties style:writing-mode="lr-tb"/>
      <style:text-properties officeooo:paragraph-rsid="00ce64f0"/>
    </style:style>
    <style:style style:name="P3" style:family="paragraph" style:parent-style-name="Heading_20_2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ccc728" officeooo:paragraph-rsid="00c61778" fo:background-color="#ff0000" style:font-name-asian="Noto Serif CJK SC" style:font-size-asian="12pt" style:font-weight-asian="normal" style:font-name-complex="Lohit Devanagari1" style:font-size-complex="12pt" style:font-weight-complex="normal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ccc728" officeooo:paragraph-rsid="00c61778" fo:background-color="#ff0000" style:font-name-asian="Noto Serif CJK SC" style:font-size-asian="12pt" style:font-weight-asian="normal" style:font-name-complex="Lohit Devanagari1" style:font-size-complex="12pt" style:font-weight-complex="normal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ccc728" officeooo:paragraph-rsid="00cf002a" fo:background-color="#ff0000" style:font-name-asian="Noto Serif CJK SC" style:font-size-asian="12pt" style:font-weight-asian="normal" style:font-name-complex="Lohit Devanagari1" style:font-size-complex="12pt" style:font-weight-complex="normal"/>
    </style:style>
    <style:style style:name="P6" style:family="paragraph" style:parent-style-name="Text_20_body" style:list-style-name="L13"/>
    <style:style style:name="P7" style:family="paragraph" style:parent-style-name="Text_20_body" style:list-style-name="L14"/>
    <style:style style:name="T1" style:family="text">
      <style:text-properties officeooo:rsid="00ce64f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cf002a" fo:background-color="transparent" loext:char-shading-value="0"/>
    </style:style>
    <style:style style:name="T4" style:family="text"/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2<text:span text:style-name="T1">3</text:span>: Programacao em dispositivos massivamente paralelos(extras)</text:p>
      <text:h text:style-name="P3" text:outline-level="2"><text:span text:style-name="Source_20_Text"><text:span text:style-name="T2">🚀 Programação em CUDA: Conceitos Básicos</text:span></text:span></text:h>
      <text:h text:style-name="Heading_20_3" text:outline-level="3">🔹 Memória Compartilhada (<text:span text:style-name="Source_20_Text">__shared__</text:span>)</text:h>
      <text:p text:style-name="Text_20_body">A <text:span text:style-name="Strong_20_Emphasis">memória compartilhada</text:span> em CUDA é um tipo especial de memória que permite <text:span text:style-name="Strong_20_Emphasis">comunicação eficiente entre threads de um mesmo bloco</text:span>.</text:p>
      <text:h text:style-name="Heading_20_4" text:outline-level="4">📌 Características:</text:h>
      <text:list xml:id="list1541903313" text:style-name="L13">
        <text:list-item>
          <text:p text:style-name="P6">Declarada com o qualificador <text:span text:style-name="Source_20_Text">__shared__</text:span> dentro de kernels.</text:p>
        </text:list-item>
        <text:list-item>
          <text:p text:style-name="P6">Funciona de maneira <text:span text:style-name="Strong_20_Emphasis">semelhante a uma cache</text:span>, mas o programador precisa <text:span text:style-name="Strong_20_Emphasis">gerenciar explicitamente</text:span> sua alocação e uso.</text:p>
        </text:list-item>
        <text:list-item>
          <text:p text:style-name="P6"><text:span text:style-name="Strong_20_Emphasis">Muito mais rápida</text:span> do que a memória global da GPU.</text:p>
        </text:list-item>
        <text:list-item>
          <text:p text:style-name="P6">Fica fisicamente <text:span text:style-name="Strong_20_Emphasis">próxima dos núcleos de processamento (SMs)</text:span>, o que reduz latência.</text:p>
        </text:list-item>
        <text:list-item>
          <text:p text:style-name="P6"><text:span text:style-name="Strong_20_Emphasis">Acessível apenas pelas threads do mesmo bloco</text:span>.</text:p>
        </text:list-item>
        <text:list-item>
          <text:p text:style-name="P6"><text:span text:style-name="Strong_20_Emphasis">Capacidade limitada</text:span>: em geral, cerca de <text:span text:style-name="Strong_20_Emphasis">48 KB por bloco</text:span>, dependendo da arquitetura da GPU (como Volta, Turing, Ampere, etc).</text:p>
        </text:list-item>
      </text:list>
      <text:h text:style-name="Heading_20_4" text:outline-level="4">🧠 Exemplo de uso: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reformatted_20_Text"><text:span text:style-name="Source_20_Text">__shared__ float temp[256]; <text:s/>// memória compartilhada acessada por threads do bloco</text:span></text:p>
          </table:table-cell>
        </table:table-row>
      </table:table>
      <text:p text:style-name="Preformatted_20_Text"/>
      <text:h text:style-name="Heading_20_3" text:outline-level="3">🔹 Sincronização entre Threads: <text:span text:style-name="Source_20_Text">__syncthreads()</text:span></text:h>
      <text:p text:style-name="Text_20_body">A função <text:span text:style-name="Source_20_Text">__syncthreads()</text:span> é usada para <text:span text:style-name="Strong_20_Emphasis">sincronizar todas as threads de um bloco</text:span>.</text:p>
      <text:h text:style-name="Heading_20_4" text:outline-level="4">📌 Características:</text:h>
      <text:list xml:id="list2553714503" text:style-name="L14">
        <text:list-item>
          <text:p text:style-name="P7">Garante que <text:span text:style-name="Strong_20_Emphasis">todas as threads cheguem ao mesmo ponto de execução</text:span> antes de prosseguir.</text:p>
        </text:list-item>
        <text:list-item>
          <text:p text:style-name="P7">Essencial quando há <text:span text:style-name="Strong_20_Emphasis">comunicação ou dependência de dados na memória compartilhada</text:span>.</text:p>
        </text:list-item>
        <text:list-item>
          <text:p text:style-name="P7">Ajuda a <text:span text:style-name="Strong_20_Emphasis">evitar condições de corrida (race conditions)</text:span>.</text:p>
        </text:list-item>
        <text:list-item>
          <text:p text:style-name="P7">Após essa chamada, é garantido que <text:span text:style-name="Strong_20_Emphasis">todas as leituras/escritas na memória compartilhada estão completas</text:span>.</text:p>
        </text:list-item>
      </text:list>
      <text:h text:style-name="Heading_20_4" text:outline-level="4">🧠 Exemplo de uso:</text:h>
      <text:p text:style-name="Preformatted_20_Text"><text:span text:style-name="Source_20_Text"/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reformatted_20_Text"><text:span text:style-name="Source_20_Text">temp[threadIdx.x] = some_value;</text:span></text:p>
            <text:p text:style-name="Preformatted_20_Text"><text:span text:style-name="Source_20_Text">// sincroniza todas as threads do bloco antes de prosseguir</text:span></text:p>
            <text:p text:style-name="Preformatted_20_Text"><text:span text:style-name="Source_20_Text">__syncthreads();</text:span></text:p>
            <text:p text:style-name="Preformatted_20_Text"><text:span text:style-name="Source_20_Text">result = temp[threadIdx.x - 1] + temp[threadIdx.x];</text:span></text:p>
          </table:table-cell>
        </table:table-row>
      </table:table>
      <text:p text:style-name="P2"/>
      <text:h text:style-name="Heading_20_3" text:outline-level="3"><text:soft-page-break/>🔒 Por que usar <text:span text:style-name="Source_20_Text">__shared__</text:span> e <text:span text:style-name="Source_20_Text">__syncthreads()</text:span> juntos?</text:h>
      <text:p text:style-name="Text_20_body">Muitas vezes, threads cooperam para carregar dados na <text:span text:style-name="Source_20_Text">__shared__</text:span> e depois utilizam esses dados em conjunto. Para garantir que todos os dados estejam carregados antes do uso, é necessário sincronizar as threads com <text:span text:style-name="Source_20_Text">__syncthreads()</text:span>.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5"><text:span text:style-name="Source_20_Text"><text:span text:style-name="T3">Tarefa22:<text:line-break/><text:line-break/>incluir validacao para ver se funcionou</text:span></text:span></text:p>
      <text:p text:style-name="P5"><text:span text:style-name="Source_20_Text"><text:span text:style-name="T3"/></text:span></text:p>
      <text:p text:style-name="P5"><text:span text:style-name="Source_20_Text"><text:span text:style-name="T3">Uso de conceitos de __shared__ e syncthreads() na sua implementacao CUDA a simulacao simplificada da equacao de Navier-Stokes. Valide a sua modificacao e use o nsys paea verificar o resultado do desemplenho.</text:span></text:span></text:p>
      <text:p text:style-name="P5"><text:span text:style-name="Source_20_Text"><text:span text:style-name="T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7-17T16:58:51.929891363</dc:date>
    <meta:editing-duration>P1DT9H30M59S</meta:editing-duration>
    <meta:editing-cycles>90</meta:editing-cycles>
    <meta:document-statistic meta:table-count="2" meta:image-count="0" meta:object-count="0" meta:page-count="2" meta:paragraph-count="29" meta:word-count="312" meta:character-count="2049" meta:non-whitespace-character-count="1774"/>
  </office:meta>
</office:document-meta>
</file>